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Same?</text:p>
          </table:table-cell>
        </table:table-row>
        <table:table-row table:style-name="ro1">
          <table:table-cell table:style-name="ce1" table:formula="of:=TEXT(MONTH(DATE(2003; 1; 3)); &quot;00&quot;) &amp; &quot;-&quot; &amp; TEXT(DAY(DATE(2003; 1; 3)); &quot;00&quot;)" office:value-type="string" office:string-value="01-03" calcext:value-type="string">
            <text:p>01-03</text:p>
          </table:table-cell>
          <table:table-cell table:style-name="ce1" table:formula="of:=TEXT(MONTH(DATE(2003; 1; 4)); &quot;00&quot;) &amp; &quot;-&quot; &amp; TEXT(DAY(DATE(2003; 1; 4)); &quot;00&quot;)" office:value-type="string" office:string-value="01-04" calcext:value-type="string">
            <text:p>01-04</text:p>
          </table:table-cell>
          <table:table-cell table:formula="of:=IF([.A2]=[.B2];&quot;=&quot;;&quot;*&quot;)" office:value-type="string" office:string-value="*" calcext:value-type="string">
            <text:p>*</text:p>
          </table:table-cell>
        </table:table-row>
        <table:table-row table:style-name="ro1">
          <table:table-cell table:formula="of:=TEXT(MONTH(DATE(2003; LEFT([.A2]; FIND(&quot;-&quot;; [.A2])-1); RIGHT([.A2]; LEN([.A2])-FIND(&quot;-&quot;; [.A2]))+7)); &quot;00&quot;) &amp; &quot;-&quot; &amp; TEXT(DAY(DATE(2003; LEFT([.A2]; FIND(&quot;-&quot;; [.A2])-1); RIGHT([.A2]; LEN([.A2])-FIND(&quot;-&quot;; [.A2]))+7)); &quot;00&quot;)" office:value-type="string" office:string-value="01-10" calcext:value-type="string">
            <text:p>01-10</text:p>
          </table:table-cell>
          <table:table-cell table:formula="of:=TEXT(MONTH(DATE(2004; LEFT([.B2]; FIND(&quot;-&quot;; [.B2])-1); RIGHT([.B2]; LEN([.B2])-FIND(&quot;-&quot;; [.B2]))+7)); &quot;00&quot;) &amp; &quot;-&quot; &amp; TEXT(DAY(DATE(2004; LEFT([.B2]; FIND(&quot;-&quot;; [.B2])-1); RIGHT([.B2]; LEN([.B2])-FIND(&quot;-&quot;; [.B2]))+7)); &quot;00&quot;)" office:value-type="string" office:string-value="01-11" calcext:value-type="string">
            <text:p>01-11</text:p>
          </table:table-cell>
          <table:table-cell table:formula="of:=IF([.A3]=[.B3];&quot;=&quot;;&quot;*&quot;)" office:value-type="string" office:string-value="*" calcext:value-type="string">
            <text:p>*</text:p>
          </table:table-cell>
        </table:table-row>
        <table:table-row table:style-name="ro1">
          <table:table-cell table:formula="of:=TEXT(MONTH(DATE(2003; LEFT([.A3]; FIND(&quot;-&quot;; [.A3])-1); RIGHT([.A3]; LEN([.A3])-FIND(&quot;-&quot;; [.A3]))+7)); &quot;00&quot;) &amp; &quot;-&quot; &amp; TEXT(DAY(DATE(2003; LEFT([.A3]; FIND(&quot;-&quot;; [.A3])-1); RIGHT([.A3]; LEN([.A3])-FIND(&quot;-&quot;; [.A3]))+7)); &quot;00&quot;)" office:value-type="string" office:string-value="01-17" calcext:value-type="string">
            <text:p>01-17</text:p>
          </table:table-cell>
          <table:table-cell table:formula="of:=TEXT(MONTH(DATE(2004; LEFT([.B3]; FIND(&quot;-&quot;; [.B3])-1); RIGHT([.B3]; LEN([.B3])-FIND(&quot;-&quot;; [.B3]))+7)); &quot;00&quot;) &amp; &quot;-&quot; &amp; TEXT(DAY(DATE(2004; LEFT([.B3]; FIND(&quot;-&quot;; [.B3])-1); RIGHT([.B3]; LEN([.B3])-FIND(&quot;-&quot;; [.B3]))+7)); &quot;00&quot;)" office:value-type="string" office:string-value="01-18" calcext:value-type="string">
            <text:p>01-18</text:p>
          </table:table-cell>
          <table:table-cell table:formula="of:=IF([.A4]=[.B4];&quot;=&quot;;&quot;*&quot;)" office:value-type="string" office:string-value="*" calcext:value-type="string">
            <text:p>*</text:p>
          </table:table-cell>
        </table:table-row>
        <table:table-row table:style-name="ro1">
          <table:table-cell table:formula="of:=TEXT(MONTH(DATE(2003; LEFT([.A4]; FIND(&quot;-&quot;; [.A4])-1); RIGHT([.A4]; LEN([.A4])-FIND(&quot;-&quot;; [.A4]))+7)); &quot;00&quot;) &amp; &quot;-&quot; &amp; TEXT(DAY(DATE(2003; LEFT([.A4]; FIND(&quot;-&quot;; [.A4])-1); RIGHT([.A4]; LEN([.A4])-FIND(&quot;-&quot;; [.A4]))+7)); &quot;00&quot;)" office:value-type="string" office:string-value="01-24" calcext:value-type="string">
            <text:p>01-24</text:p>
          </table:table-cell>
          <table:table-cell table:formula="of:=TEXT(MONTH(DATE(2004; LEFT([.B4]; FIND(&quot;-&quot;; [.B4])-1); RIGHT([.B4]; LEN([.B4])-FIND(&quot;-&quot;; [.B4]))+7)); &quot;00&quot;) &amp; &quot;-&quot; &amp; TEXT(DAY(DATE(2004; LEFT([.B4]; FIND(&quot;-&quot;; [.B4])-1); RIGHT([.B4]; LEN([.B4])-FIND(&quot;-&quot;; [.B4]))+7)); &quot;00&quot;)" office:value-type="string" office:string-value="01-25" calcext:value-type="string">
            <text:p>01-25</text:p>
          </table:table-cell>
          <table:table-cell table:formula="of:=IF([.A5]=[.B5];&quot;=&quot;;&quot;*&quot;)" office:value-type="string" office:string-value="*" calcext:value-type="string">
            <text:p>*</text:p>
          </table:table-cell>
        </table:table-row>
        <table:table-row table:style-name="ro1">
          <table:table-cell table:formula="of:=TEXT(MONTH(DATE(2003; LEFT([.A5]; FIND(&quot;-&quot;; [.A5])-1); RIGHT([.A5]; LEN([.A5])-FIND(&quot;-&quot;; [.A5]))+7)); &quot;00&quot;) &amp; &quot;-&quot; &amp; TEXT(DAY(DATE(2003; LEFT([.A5]; FIND(&quot;-&quot;; [.A5])-1); RIGHT([.A5]; LEN([.A5])-FIND(&quot;-&quot;; [.A5]))+7)); &quot;00&quot;)" office:value-type="string" office:string-value="01-31" calcext:value-type="string">
            <text:p>01-31</text:p>
          </table:table-cell>
          <table:table-cell table:formula="of:=TEXT(MONTH(DATE(2004; LEFT([.B5]; FIND(&quot;-&quot;; [.B5])-1); RIGHT([.B5]; LEN([.B5])-FIND(&quot;-&quot;; [.B5]))+7)); &quot;00&quot;) &amp; &quot;-&quot; &amp; TEXT(DAY(DATE(2004; LEFT([.B5]; FIND(&quot;-&quot;; [.B5])-1); RIGHT([.B5]; LEN([.B5])-FIND(&quot;-&quot;; [.B5]))+7)); &quot;00&quot;)" office:value-type="string" office:string-value="02-01" calcext:value-type="string">
            <text:p>02-01</text:p>
          </table:table-cell>
          <table:table-cell table:formula="of:=IF([.A6]=[.B6];&quot;=&quot;;&quot;*&quot;)" office:value-type="string" office:string-value="*" calcext:value-type="string">
            <text:p>*</text:p>
          </table:table-cell>
        </table:table-row>
        <table:table-row table:style-name="ro1">
          <table:table-cell table:formula="of:=TEXT(MONTH(DATE(2003; LEFT([.A6]; FIND(&quot;-&quot;; [.A6])-1); RIGHT([.A6]; LEN([.A6])-FIND(&quot;-&quot;; [.A6]))+7)); &quot;00&quot;) &amp; &quot;-&quot; &amp; TEXT(DAY(DATE(2003; LEFT([.A6]; FIND(&quot;-&quot;; [.A6])-1); RIGHT([.A6]; LEN([.A6])-FIND(&quot;-&quot;; [.A6]))+7)); &quot;00&quot;)" office:value-type="string" office:string-value="02-07" calcext:value-type="string">
            <text:p>02-07</text:p>
          </table:table-cell>
          <table:table-cell table:formula="of:=TEXT(MONTH(DATE(2004; LEFT([.B6]; FIND(&quot;-&quot;; [.B6])-1); RIGHT([.B6]; LEN([.B6])-FIND(&quot;-&quot;; [.B6]))+7)); &quot;00&quot;) &amp; &quot;-&quot; &amp; TEXT(DAY(DATE(2004; LEFT([.B6]; FIND(&quot;-&quot;; [.B6])-1); RIGHT([.B6]; LEN([.B6])-FIND(&quot;-&quot;; [.B6]))+7)); &quot;00&quot;)" office:value-type="string" office:string-value="02-08" calcext:value-type="string">
            <text:p>02-08</text:p>
          </table:table-cell>
          <table:table-cell table:formula="of:=IF([.A7]=[.B7];&quot;=&quot;;&quot;*&quot;)" office:value-type="string" office:string-value="*" calcext:value-type="string">
            <text:p>*</text:p>
          </table:table-cell>
        </table:table-row>
        <table:table-row table:style-name="ro1">
          <table:table-cell table:formula="of:=TEXT(MONTH(DATE(2003; LEFT([.A7]; FIND(&quot;-&quot;; [.A7])-1); RIGHT([.A7]; LEN([.A7])-FIND(&quot;-&quot;; [.A7]))+7)); &quot;00&quot;) &amp; &quot;-&quot; &amp; TEXT(DAY(DATE(2003; LEFT([.A7]; FIND(&quot;-&quot;; [.A7])-1); RIGHT([.A7]; LEN([.A7])-FIND(&quot;-&quot;; [.A7]))+7)); &quot;00&quot;)" office:value-type="string" office:string-value="02-14" calcext:value-type="string">
            <text:p>02-14</text:p>
          </table:table-cell>
          <table:table-cell table:formula="of:=TEXT(MONTH(DATE(2004; LEFT([.B7]; FIND(&quot;-&quot;; [.B7])-1); RIGHT([.B7]; LEN([.B7])-FIND(&quot;-&quot;; [.B7]))+7)); &quot;00&quot;) &amp; &quot;-&quot; &amp; TEXT(DAY(DATE(2004; LEFT([.B7]; FIND(&quot;-&quot;; [.B7])-1); RIGHT([.B7]; LEN([.B7])-FIND(&quot;-&quot;; [.B7]))+7)); &quot;00&quot;)" office:value-type="string" office:string-value="02-15" calcext:value-type="string">
            <text:p>02-15</text:p>
          </table:table-cell>
          <table:table-cell table:formula="of:=IF([.A8]=[.B8];&quot;=&quot;;&quot;*&quot;)" office:value-type="string" office:string-value="*" calcext:value-type="string">
            <text:p>*</text:p>
          </table:table-cell>
        </table:table-row>
        <table:table-row table:style-name="ro1">
          <table:table-cell table:formula="of:=TEXT(MONTH(DATE(2003; LEFT([.A8]; FIND(&quot;-&quot;; [.A8])-1); RIGHT([.A8]; LEN([.A8])-FIND(&quot;-&quot;; [.A8]))+7)); &quot;00&quot;) &amp; &quot;-&quot; &amp; TEXT(DAY(DATE(2003; LEFT([.A8]; FIND(&quot;-&quot;; [.A8])-1); RIGHT([.A8]; LEN([.A8])-FIND(&quot;-&quot;; [.A8]))+7)); &quot;00&quot;)" office:value-type="string" office:string-value="02-21" calcext:value-type="string">
            <text:p>02-21</text:p>
          </table:table-cell>
          <table:table-cell table:formula="of:=TEXT(MONTH(DATE(2004; LEFT([.B8]; FIND(&quot;-&quot;; [.B8])-1); RIGHT([.B8]; LEN([.B8])-FIND(&quot;-&quot;; [.B8]))+7)); &quot;00&quot;) &amp; &quot;-&quot; &amp; TEXT(DAY(DATE(2004; LEFT([.B8]; FIND(&quot;-&quot;; [.B8])-1); RIGHT([.B8]; LEN([.B8])-FIND(&quot;-&quot;; [.B8]))+7)); &quot;00&quot;)" office:value-type="string" office:string-value="02-22" calcext:value-type="string">
            <text:p>02-22</text:p>
          </table:table-cell>
          <table:table-cell table:formula="of:=IF([.A9]=[.B9];&quot;=&quot;;&quot;*&quot;)" office:value-type="string" office:string-value="*" calcext:value-type="string">
            <text:p>*</text:p>
          </table:table-cell>
        </table:table-row>
        <table:table-row table:style-name="ro1">
          <table:table-cell table:formula="of:=TEXT(MONTH(DATE(2003; LEFT([.A9]; FIND(&quot;-&quot;; [.A9])-1); RIGHT([.A9]; LEN([.A9])-FIND(&quot;-&quot;; [.A9]))+7)); &quot;00&quot;) &amp; &quot;-&quot; &amp; TEXT(DAY(DATE(2003; LEFT([.A9]; FIND(&quot;-&quot;; [.A9])-1); RIGHT([.A9]; LEN([.A9])-FIND(&quot;-&quot;; [.A9]))+7)); &quot;00&quot;)" office:value-type="string" office:string-value="02-28" calcext:value-type="string">
            <text:p>02-28</text:p>
          </table:table-cell>
          <table:table-cell table:formula="of:=TEXT(MONTH(DATE(2004; LEFT([.B9]; FIND(&quot;-&quot;; [.B9])-1); RIGHT([.B9]; LEN([.B9])-FIND(&quot;-&quot;; [.B9]))+7)); &quot;00&quot;) &amp; &quot;-&quot; &amp; TEXT(DAY(DATE(2004; LEFT([.B9]; FIND(&quot;-&quot;; [.B9])-1); RIGHT([.B9]; LEN([.B9])-FIND(&quot;-&quot;; [.B9]))+7)); &quot;00&quot;)" office:value-type="string" office:string-value="02-29" calcext:value-type="string">
            <text:p>02-29</text:p>
          </table:table-cell>
          <table:table-cell table:formula="of:=IF([.A10]=[.B10];&quot;=&quot;;&quot;*&quot;)" office:value-type="string" office:string-value="*" calcext:value-type="string">
            <text:p>*</text:p>
          </table:table-cell>
        </table:table-row>
        <table:table-row table:style-name="ro1">
          <table:table-cell table:formula="of:=TEXT(MONTH(DATE(2003; LEFT([.A10]; FIND(&quot;-&quot;; [.A10])-1); RIGHT([.A10]; LEN([.A10])-FIND(&quot;-&quot;; [.A10]))+7)); &quot;00&quot;) &amp; &quot;-&quot; &amp; TEXT(DAY(DATE(2003; LEFT([.A10]; FIND(&quot;-&quot;; [.A10])-1); RIGHT([.A10]; LEN([.A10])-FIND(&quot;-&quot;; [.A10]))+7)); &quot;00&quot;)" office:value-type="string" office:string-value="03-07" calcext:value-type="string">
            <text:p>03-07</text:p>
          </table:table-cell>
          <table:table-cell table:formula="of:=TEXT(MONTH(DATE(2004; LEFT([.B10]; FIND(&quot;-&quot;; [.B10])-1); RIGHT([.B10]; LEN([.B10])-FIND(&quot;-&quot;; [.B10]))+7)); &quot;00&quot;) &amp; &quot;-&quot; &amp; TEXT(DAY(DATE(2004; LEFT([.B10]; FIND(&quot;-&quot;; [.B10])-1); RIGHT([.B10]; LEN([.B10])-FIND(&quot;-&quot;; [.B10]))+7)); &quot;00&quot;)" office:value-type="string" office:string-value="03-07" calcext:value-type="string">
            <text:p>03-07</text:p>
          </table:table-cell>
          <table:table-cell table:formula="of:=IF([.A11]=[.B11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11]; FIND(&quot;-&quot;; [.A11])-1); RIGHT([.A11]; LEN([.A11])-FIND(&quot;-&quot;; [.A11]))+7)); &quot;00&quot;) &amp; &quot;-&quot; &amp; TEXT(DAY(DATE(2003; LEFT([.A11]; FIND(&quot;-&quot;; [.A11])-1); RIGHT([.A11]; LEN([.A11])-FIND(&quot;-&quot;; [.A11]))+7)); &quot;00&quot;)" office:value-type="string" office:string-value="03-14" calcext:value-type="string">
            <text:p>03-14</text:p>
          </table:table-cell>
          <table:table-cell table:formula="of:=TEXT(MONTH(DATE(2004; LEFT([.B11]; FIND(&quot;-&quot;; [.B11])-1); RIGHT([.B11]; LEN([.B11])-FIND(&quot;-&quot;; [.B11]))+7)); &quot;00&quot;) &amp; &quot;-&quot; &amp; TEXT(DAY(DATE(2004; LEFT([.B11]; FIND(&quot;-&quot;; [.B11])-1); RIGHT([.B11]; LEN([.B11])-FIND(&quot;-&quot;; [.B11]))+7)); &quot;00&quot;)" office:value-type="string" office:string-value="03-14" calcext:value-type="string">
            <text:p>03-14</text:p>
          </table:table-cell>
          <table:table-cell table:formula="of:=IF([.A12]=[.B12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12]; FIND(&quot;-&quot;; [.A12])-1); RIGHT([.A12]; LEN([.A12])-FIND(&quot;-&quot;; [.A12]))+7)); &quot;00&quot;) &amp; &quot;-&quot; &amp; TEXT(DAY(DATE(2003; LEFT([.A12]; FIND(&quot;-&quot;; [.A12])-1); RIGHT([.A12]; LEN([.A12])-FIND(&quot;-&quot;; [.A12]))+7)); &quot;00&quot;)" office:value-type="string" office:string-value="03-21" calcext:value-type="string">
            <text:p>03-21</text:p>
          </table:table-cell>
          <table:table-cell table:formula="of:=TEXT(MONTH(DATE(2004; LEFT([.B12]; FIND(&quot;-&quot;; [.B12])-1); RIGHT([.B12]; LEN([.B12])-FIND(&quot;-&quot;; [.B12]))+7)); &quot;00&quot;) &amp; &quot;-&quot; &amp; TEXT(DAY(DATE(2004; LEFT([.B12]; FIND(&quot;-&quot;; [.B12])-1); RIGHT([.B12]; LEN([.B12])-FIND(&quot;-&quot;; [.B12]))+7)); &quot;00&quot;)" office:value-type="string" office:string-value="03-21" calcext:value-type="string">
            <text:p>03-21</text:p>
          </table:table-cell>
          <table:table-cell table:formula="of:=IF([.A13]=[.B13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13]; FIND(&quot;-&quot;; [.A13])-1); RIGHT([.A13]; LEN([.A13])-FIND(&quot;-&quot;; [.A13]))+7)); &quot;00&quot;) &amp; &quot;-&quot; &amp; TEXT(DAY(DATE(2003; LEFT([.A13]; FIND(&quot;-&quot;; [.A13])-1); RIGHT([.A13]; LEN([.A13])-FIND(&quot;-&quot;; [.A13]))+7)); &quot;00&quot;)" office:value-type="string" office:string-value="03-28" calcext:value-type="string">
            <text:p>03-28</text:p>
          </table:table-cell>
          <table:table-cell table:formula="of:=TEXT(MONTH(DATE(2004; LEFT([.B13]; FIND(&quot;-&quot;; [.B13])-1); RIGHT([.B13]; LEN([.B13])-FIND(&quot;-&quot;; [.B13]))+7)); &quot;00&quot;) &amp; &quot;-&quot; &amp; TEXT(DAY(DATE(2004; LEFT([.B13]; FIND(&quot;-&quot;; [.B13])-1); RIGHT([.B13]; LEN([.B13])-FIND(&quot;-&quot;; [.B13]))+7)); &quot;00&quot;)" office:value-type="string" office:string-value="03-28" calcext:value-type="string">
            <text:p>03-28</text:p>
          </table:table-cell>
          <table:table-cell table:formula="of:=IF([.A14]=[.B14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14]; FIND(&quot;-&quot;; [.A14])-1); RIGHT([.A14]; LEN([.A14])-FIND(&quot;-&quot;; [.A14]))+7)); &quot;00&quot;) &amp; &quot;-&quot; &amp; TEXT(DAY(DATE(2003; LEFT([.A14]; FIND(&quot;-&quot;; [.A14])-1); RIGHT([.A14]; LEN([.A14])-FIND(&quot;-&quot;; [.A14]))+7)); &quot;00&quot;)" office:value-type="string" office:string-value="04-04" calcext:value-type="string">
            <text:p>04-04</text:p>
          </table:table-cell>
          <table:table-cell table:formula="of:=TEXT(MONTH(DATE(2004; LEFT([.B14]; FIND(&quot;-&quot;; [.B14])-1); RIGHT([.B14]; LEN([.B14])-FIND(&quot;-&quot;; [.B14]))+7)); &quot;00&quot;) &amp; &quot;-&quot; &amp; TEXT(DAY(DATE(2004; LEFT([.B14]; FIND(&quot;-&quot;; [.B14])-1); RIGHT([.B14]; LEN([.B14])-FIND(&quot;-&quot;; [.B14]))+7)); &quot;00&quot;)" office:value-type="string" office:string-value="04-04" calcext:value-type="string">
            <text:p>04-04</text:p>
          </table:table-cell>
          <table:table-cell table:formula="of:=IF([.A15]=[.B15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15]; FIND(&quot;-&quot;; [.A15])-1); RIGHT([.A15]; LEN([.A15])-FIND(&quot;-&quot;; [.A15]))+7)); &quot;00&quot;) &amp; &quot;-&quot; &amp; TEXT(DAY(DATE(2003; LEFT([.A15]; FIND(&quot;-&quot;; [.A15])-1); RIGHT([.A15]; LEN([.A15])-FIND(&quot;-&quot;; [.A15]))+7)); &quot;00&quot;)" office:value-type="string" office:string-value="04-11" calcext:value-type="string">
            <text:p>04-11</text:p>
          </table:table-cell>
          <table:table-cell table:formula="of:=TEXT(MONTH(DATE(2004; LEFT([.B15]; FIND(&quot;-&quot;; [.B15])-1); RIGHT([.B15]; LEN([.B15])-FIND(&quot;-&quot;; [.B15]))+7)); &quot;00&quot;) &amp; &quot;-&quot; &amp; TEXT(DAY(DATE(2004; LEFT([.B15]; FIND(&quot;-&quot;; [.B15])-1); RIGHT([.B15]; LEN([.B15])-FIND(&quot;-&quot;; [.B15]))+7)); &quot;00&quot;)" office:value-type="string" office:string-value="04-11" calcext:value-type="string">
            <text:p>04-11</text:p>
          </table:table-cell>
          <table:table-cell table:formula="of:=IF([.A16]=[.B16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16]; FIND(&quot;-&quot;; [.A16])-1); RIGHT([.A16]; LEN([.A16])-FIND(&quot;-&quot;; [.A16]))+7)); &quot;00&quot;) &amp; &quot;-&quot; &amp; TEXT(DAY(DATE(2003; LEFT([.A16]; FIND(&quot;-&quot;; [.A16])-1); RIGHT([.A16]; LEN([.A16])-FIND(&quot;-&quot;; [.A16]))+7)); &quot;00&quot;)" office:value-type="string" office:string-value="04-18" calcext:value-type="string">
            <text:p>04-18</text:p>
          </table:table-cell>
          <table:table-cell table:formula="of:=TEXT(MONTH(DATE(2004; LEFT([.B16]; FIND(&quot;-&quot;; [.B16])-1); RIGHT([.B16]; LEN([.B16])-FIND(&quot;-&quot;; [.B16]))+7)); &quot;00&quot;) &amp; &quot;-&quot; &amp; TEXT(DAY(DATE(2004; LEFT([.B16]; FIND(&quot;-&quot;; [.B16])-1); RIGHT([.B16]; LEN([.B16])-FIND(&quot;-&quot;; [.B16]))+7)); &quot;00&quot;)" office:value-type="string" office:string-value="04-18" calcext:value-type="string">
            <text:p>04-18</text:p>
          </table:table-cell>
          <table:table-cell table:formula="of:=IF([.A17]=[.B17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17]; FIND(&quot;-&quot;; [.A17])-1); RIGHT([.A17]; LEN([.A17])-FIND(&quot;-&quot;; [.A17]))+7)); &quot;00&quot;) &amp; &quot;-&quot; &amp; TEXT(DAY(DATE(2003; LEFT([.A17]; FIND(&quot;-&quot;; [.A17])-1); RIGHT([.A17]; LEN([.A17])-FIND(&quot;-&quot;; [.A17]))+7)); &quot;00&quot;)" office:value-type="string" office:string-value="04-25" calcext:value-type="string">
            <text:p>04-25</text:p>
          </table:table-cell>
          <table:table-cell table:formula="of:=TEXT(MONTH(DATE(2004; LEFT([.B17]; FIND(&quot;-&quot;; [.B17])-1); RIGHT([.B17]; LEN([.B17])-FIND(&quot;-&quot;; [.B17]))+7)); &quot;00&quot;) &amp; &quot;-&quot; &amp; TEXT(DAY(DATE(2004; LEFT([.B17]; FIND(&quot;-&quot;; [.B17])-1); RIGHT([.B17]; LEN([.B17])-FIND(&quot;-&quot;; [.B17]))+7)); &quot;00&quot;)" office:value-type="string" office:string-value="04-25" calcext:value-type="string">
            <text:p>04-25</text:p>
          </table:table-cell>
          <table:table-cell table:formula="of:=IF([.A18]=[.B18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18]; FIND(&quot;-&quot;; [.A18])-1); RIGHT([.A18]; LEN([.A18])-FIND(&quot;-&quot;; [.A18]))+7)); &quot;00&quot;) &amp; &quot;-&quot; &amp; TEXT(DAY(DATE(2003; LEFT([.A18]; FIND(&quot;-&quot;; [.A18])-1); RIGHT([.A18]; LEN([.A18])-FIND(&quot;-&quot;; [.A18]))+7)); &quot;00&quot;)" office:value-type="string" office:string-value="05-02" calcext:value-type="string">
            <text:p>05-02</text:p>
          </table:table-cell>
          <table:table-cell table:formula="of:=TEXT(MONTH(DATE(2004; LEFT([.B18]; FIND(&quot;-&quot;; [.B18])-1); RIGHT([.B18]; LEN([.B18])-FIND(&quot;-&quot;; [.B18]))+7)); &quot;00&quot;) &amp; &quot;-&quot; &amp; TEXT(DAY(DATE(2004; LEFT([.B18]; FIND(&quot;-&quot;; [.B18])-1); RIGHT([.B18]; LEN([.B18])-FIND(&quot;-&quot;; [.B18]))+7)); &quot;00&quot;)" office:value-type="string" office:string-value="05-02" calcext:value-type="string">
            <text:p>05-02</text:p>
          </table:table-cell>
          <table:table-cell table:formula="of:=IF([.A19]=[.B19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19]; FIND(&quot;-&quot;; [.A19])-1); RIGHT([.A19]; LEN([.A19])-FIND(&quot;-&quot;; [.A19]))+7)); &quot;00&quot;) &amp; &quot;-&quot; &amp; TEXT(DAY(DATE(2003; LEFT([.A19]; FIND(&quot;-&quot;; [.A19])-1); RIGHT([.A19]; LEN([.A19])-FIND(&quot;-&quot;; [.A19]))+7)); &quot;00&quot;)" office:value-type="string" office:string-value="05-09" calcext:value-type="string">
            <text:p>05-09</text:p>
          </table:table-cell>
          <table:table-cell table:formula="of:=TEXT(MONTH(DATE(2004; LEFT([.B19]; FIND(&quot;-&quot;; [.B19])-1); RIGHT([.B19]; LEN([.B19])-FIND(&quot;-&quot;; [.B19]))+7)); &quot;00&quot;) &amp; &quot;-&quot; &amp; TEXT(DAY(DATE(2004; LEFT([.B19]; FIND(&quot;-&quot;; [.B19])-1); RIGHT([.B19]; LEN([.B19])-FIND(&quot;-&quot;; [.B19]))+7)); &quot;00&quot;)" office:value-type="string" office:string-value="05-09" calcext:value-type="string">
            <text:p>05-09</text:p>
          </table:table-cell>
          <table:table-cell table:formula="of:=IF([.A20]=[.B20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0]; FIND(&quot;-&quot;; [.A20])-1); RIGHT([.A20]; LEN([.A20])-FIND(&quot;-&quot;; [.A20]))+7)); &quot;00&quot;) &amp; &quot;-&quot; &amp; TEXT(DAY(DATE(2003; LEFT([.A20]; FIND(&quot;-&quot;; [.A20])-1); RIGHT([.A20]; LEN([.A20])-FIND(&quot;-&quot;; [.A20]))+7)); &quot;00&quot;)" office:value-type="string" office:string-value="05-16" calcext:value-type="string">
            <text:p>05-16</text:p>
          </table:table-cell>
          <table:table-cell table:formula="of:=TEXT(MONTH(DATE(2004; LEFT([.B20]; FIND(&quot;-&quot;; [.B20])-1); RIGHT([.B20]; LEN([.B20])-FIND(&quot;-&quot;; [.B20]))+7)); &quot;00&quot;) &amp; &quot;-&quot; &amp; TEXT(DAY(DATE(2004; LEFT([.B20]; FIND(&quot;-&quot;; [.B20])-1); RIGHT([.B20]; LEN([.B20])-FIND(&quot;-&quot;; [.B20]))+7)); &quot;00&quot;)" office:value-type="string" office:string-value="05-16" calcext:value-type="string">
            <text:p>05-16</text:p>
          </table:table-cell>
          <table:table-cell table:formula="of:=IF([.A21]=[.B21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1]; FIND(&quot;-&quot;; [.A21])-1); RIGHT([.A21]; LEN([.A21])-FIND(&quot;-&quot;; [.A21]))+7)); &quot;00&quot;) &amp; &quot;-&quot; &amp; TEXT(DAY(DATE(2003; LEFT([.A21]; FIND(&quot;-&quot;; [.A21])-1); RIGHT([.A21]; LEN([.A21])-FIND(&quot;-&quot;; [.A21]))+7)); &quot;00&quot;)" office:value-type="string" office:string-value="05-23" calcext:value-type="string">
            <text:p>05-23</text:p>
          </table:table-cell>
          <table:table-cell table:formula="of:=TEXT(MONTH(DATE(2004; LEFT([.B21]; FIND(&quot;-&quot;; [.B21])-1); RIGHT([.B21]; LEN([.B21])-FIND(&quot;-&quot;; [.B21]))+7)); &quot;00&quot;) &amp; &quot;-&quot; &amp; TEXT(DAY(DATE(2004; LEFT([.B21]; FIND(&quot;-&quot;; [.B21])-1); RIGHT([.B21]; LEN([.B21])-FIND(&quot;-&quot;; [.B21]))+7)); &quot;00&quot;)" office:value-type="string" office:string-value="05-23" calcext:value-type="string">
            <text:p>05-23</text:p>
          </table:table-cell>
          <table:table-cell table:formula="of:=IF([.A22]=[.B22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2]; FIND(&quot;-&quot;; [.A22])-1); RIGHT([.A22]; LEN([.A22])-FIND(&quot;-&quot;; [.A22]))+7)); &quot;00&quot;) &amp; &quot;-&quot; &amp; TEXT(DAY(DATE(2003; LEFT([.A22]; FIND(&quot;-&quot;; [.A22])-1); RIGHT([.A22]; LEN([.A22])-FIND(&quot;-&quot;; [.A22]))+7)); &quot;00&quot;)" office:value-type="string" office:string-value="05-30" calcext:value-type="string">
            <text:p>05-30</text:p>
          </table:table-cell>
          <table:table-cell table:formula="of:=TEXT(MONTH(DATE(2004; LEFT([.B22]; FIND(&quot;-&quot;; [.B22])-1); RIGHT([.B22]; LEN([.B22])-FIND(&quot;-&quot;; [.B22]))+7)); &quot;00&quot;) &amp; &quot;-&quot; &amp; TEXT(DAY(DATE(2004; LEFT([.B22]; FIND(&quot;-&quot;; [.B22])-1); RIGHT([.B22]; LEN([.B22])-FIND(&quot;-&quot;; [.B22]))+7)); &quot;00&quot;)" office:value-type="string" office:string-value="05-30" calcext:value-type="string">
            <text:p>05-30</text:p>
          </table:table-cell>
          <table:table-cell table:formula="of:=IF([.A23]=[.B23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3]; FIND(&quot;-&quot;; [.A23])-1); RIGHT([.A23]; LEN([.A23])-FIND(&quot;-&quot;; [.A23]))+7)); &quot;00&quot;) &amp; &quot;-&quot; &amp; TEXT(DAY(DATE(2003; LEFT([.A23]; FIND(&quot;-&quot;; [.A23])-1); RIGHT([.A23]; LEN([.A23])-FIND(&quot;-&quot;; [.A23]))+7)); &quot;00&quot;)" office:value-type="string" office:string-value="06-06" calcext:value-type="string">
            <text:p>06-06</text:p>
          </table:table-cell>
          <table:table-cell table:formula="of:=TEXT(MONTH(DATE(2004; LEFT([.B23]; FIND(&quot;-&quot;; [.B23])-1); RIGHT([.B23]; LEN([.B23])-FIND(&quot;-&quot;; [.B23]))+7)); &quot;00&quot;) &amp; &quot;-&quot; &amp; TEXT(DAY(DATE(2004; LEFT([.B23]; FIND(&quot;-&quot;; [.B23])-1); RIGHT([.B23]; LEN([.B23])-FIND(&quot;-&quot;; [.B23]))+7)); &quot;00&quot;)" office:value-type="string" office:string-value="06-06" calcext:value-type="string">
            <text:p>06-06</text:p>
          </table:table-cell>
          <table:table-cell table:formula="of:=IF([.A24]=[.B24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4]; FIND(&quot;-&quot;; [.A24])-1); RIGHT([.A24]; LEN([.A24])-FIND(&quot;-&quot;; [.A24]))+7)); &quot;00&quot;) &amp; &quot;-&quot; &amp; TEXT(DAY(DATE(2003; LEFT([.A24]; FIND(&quot;-&quot;; [.A24])-1); RIGHT([.A24]; LEN([.A24])-FIND(&quot;-&quot;; [.A24]))+7)); &quot;00&quot;)" office:value-type="string" office:string-value="06-13" calcext:value-type="string">
            <text:p>06-13</text:p>
          </table:table-cell>
          <table:table-cell table:formula="of:=TEXT(MONTH(DATE(2004; LEFT([.B24]; FIND(&quot;-&quot;; [.B24])-1); RIGHT([.B24]; LEN([.B24])-FIND(&quot;-&quot;; [.B24]))+7)); &quot;00&quot;) &amp; &quot;-&quot; &amp; TEXT(DAY(DATE(2004; LEFT([.B24]; FIND(&quot;-&quot;; [.B24])-1); RIGHT([.B24]; LEN([.B24])-FIND(&quot;-&quot;; [.B24]))+7)); &quot;00&quot;)" office:value-type="string" office:string-value="06-13" calcext:value-type="string">
            <text:p>06-13</text:p>
          </table:table-cell>
          <table:table-cell table:formula="of:=IF([.A25]=[.B25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5]; FIND(&quot;-&quot;; [.A25])-1); RIGHT([.A25]; LEN([.A25])-FIND(&quot;-&quot;; [.A25]))+7)); &quot;00&quot;) &amp; &quot;-&quot; &amp; TEXT(DAY(DATE(2003; LEFT([.A25]; FIND(&quot;-&quot;; [.A25])-1); RIGHT([.A25]; LEN([.A25])-FIND(&quot;-&quot;; [.A25]))+7)); &quot;00&quot;)" office:value-type="string" office:string-value="06-20" calcext:value-type="string">
            <text:p>06-20</text:p>
          </table:table-cell>
          <table:table-cell table:formula="of:=TEXT(MONTH(DATE(2004; LEFT([.B25]; FIND(&quot;-&quot;; [.B25])-1); RIGHT([.B25]; LEN([.B25])-FIND(&quot;-&quot;; [.B25]))+7)); &quot;00&quot;) &amp; &quot;-&quot; &amp; TEXT(DAY(DATE(2004; LEFT([.B25]; FIND(&quot;-&quot;; [.B25])-1); RIGHT([.B25]; LEN([.B25])-FIND(&quot;-&quot;; [.B25]))+7)); &quot;00&quot;)" office:value-type="string" office:string-value="06-20" calcext:value-type="string">
            <text:p>06-20</text:p>
          </table:table-cell>
          <table:table-cell table:formula="of:=IF([.A26]=[.B26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6]; FIND(&quot;-&quot;; [.A26])-1); RIGHT([.A26]; LEN([.A26])-FIND(&quot;-&quot;; [.A26]))+7)); &quot;00&quot;) &amp; &quot;-&quot; &amp; TEXT(DAY(DATE(2003; LEFT([.A26]; FIND(&quot;-&quot;; [.A26])-1); RIGHT([.A26]; LEN([.A26])-FIND(&quot;-&quot;; [.A26]))+7)); &quot;00&quot;)" office:value-type="string" office:string-value="06-27" calcext:value-type="string">
            <text:p>06-27</text:p>
          </table:table-cell>
          <table:table-cell table:formula="of:=TEXT(MONTH(DATE(2004; LEFT([.B26]; FIND(&quot;-&quot;; [.B26])-1); RIGHT([.B26]; LEN([.B26])-FIND(&quot;-&quot;; [.B26]))+7)); &quot;00&quot;) &amp; &quot;-&quot; &amp; TEXT(DAY(DATE(2004; LEFT([.B26]; FIND(&quot;-&quot;; [.B26])-1); RIGHT([.B26]; LEN([.B26])-FIND(&quot;-&quot;; [.B26]))+7)); &quot;00&quot;)" office:value-type="string" office:string-value="06-27" calcext:value-type="string">
            <text:p>06-27</text:p>
          </table:table-cell>
          <table:table-cell table:formula="of:=IF([.A27]=[.B27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7]; FIND(&quot;-&quot;; [.A27])-1); RIGHT([.A27]; LEN([.A27])-FIND(&quot;-&quot;; [.A27]))+7)); &quot;00&quot;) &amp; &quot;-&quot; &amp; TEXT(DAY(DATE(2003; LEFT([.A27]; FIND(&quot;-&quot;; [.A27])-1); RIGHT([.A27]; LEN([.A27])-FIND(&quot;-&quot;; [.A27]))+7)); &quot;00&quot;)" office:value-type="string" office:string-value="07-04" calcext:value-type="string">
            <text:p>07-04</text:p>
          </table:table-cell>
          <table:table-cell table:formula="of:=TEXT(MONTH(DATE(2004; LEFT([.B27]; FIND(&quot;-&quot;; [.B27])-1); RIGHT([.B27]; LEN([.B27])-FIND(&quot;-&quot;; [.B27]))+7)); &quot;00&quot;) &amp; &quot;-&quot; &amp; TEXT(DAY(DATE(2004; LEFT([.B27]; FIND(&quot;-&quot;; [.B27])-1); RIGHT([.B27]; LEN([.B27])-FIND(&quot;-&quot;; [.B27]))+7)); &quot;00&quot;)" office:value-type="string" office:string-value="07-04" calcext:value-type="string">
            <text:p>07-04</text:p>
          </table:table-cell>
          <table:table-cell table:formula="of:=IF([.A28]=[.B28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8]; FIND(&quot;-&quot;; [.A28])-1); RIGHT([.A28]; LEN([.A28])-FIND(&quot;-&quot;; [.A28]))+7)); &quot;00&quot;) &amp; &quot;-&quot; &amp; TEXT(DAY(DATE(2003; LEFT([.A28]; FIND(&quot;-&quot;; [.A28])-1); RIGHT([.A28]; LEN([.A28])-FIND(&quot;-&quot;; [.A28]))+7)); &quot;00&quot;)" office:value-type="string" office:string-value="07-11" calcext:value-type="string">
            <text:p>07-11</text:p>
          </table:table-cell>
          <table:table-cell table:formula="of:=TEXT(MONTH(DATE(2004; LEFT([.B28]; FIND(&quot;-&quot;; [.B28])-1); RIGHT([.B28]; LEN([.B28])-FIND(&quot;-&quot;; [.B28]))+7)); &quot;00&quot;) &amp; &quot;-&quot; &amp; TEXT(DAY(DATE(2004; LEFT([.B28]; FIND(&quot;-&quot;; [.B28])-1); RIGHT([.B28]; LEN([.B28])-FIND(&quot;-&quot;; [.B28]))+7)); &quot;00&quot;)" office:value-type="string" office:string-value="07-11" calcext:value-type="string">
            <text:p>07-11</text:p>
          </table:table-cell>
          <table:table-cell table:formula="of:=IF([.A29]=[.B29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29]; FIND(&quot;-&quot;; [.A29])-1); RIGHT([.A29]; LEN([.A29])-FIND(&quot;-&quot;; [.A29]))+7)); &quot;00&quot;) &amp; &quot;-&quot; &amp; TEXT(DAY(DATE(2003; LEFT([.A29]; FIND(&quot;-&quot;; [.A29])-1); RIGHT([.A29]; LEN([.A29])-FIND(&quot;-&quot;; [.A29]))+7)); &quot;00&quot;)" office:value-type="string" office:string-value="07-18" calcext:value-type="string">
            <text:p>07-18</text:p>
          </table:table-cell>
          <table:table-cell table:formula="of:=TEXT(MONTH(DATE(2004; LEFT([.B29]; FIND(&quot;-&quot;; [.B29])-1); RIGHT([.B29]; LEN([.B29])-FIND(&quot;-&quot;; [.B29]))+7)); &quot;00&quot;) &amp; &quot;-&quot; &amp; TEXT(DAY(DATE(2004; LEFT([.B29]; FIND(&quot;-&quot;; [.B29])-1); RIGHT([.B29]; LEN([.B29])-FIND(&quot;-&quot;; [.B29]))+7)); &quot;00&quot;)" office:value-type="string" office:string-value="07-18" calcext:value-type="string">
            <text:p>07-18</text:p>
          </table:table-cell>
          <table:table-cell table:formula="of:=IF([.A30]=[.B30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0]; FIND(&quot;-&quot;; [.A30])-1); RIGHT([.A30]; LEN([.A30])-FIND(&quot;-&quot;; [.A30]))+7)); &quot;00&quot;) &amp; &quot;-&quot; &amp; TEXT(DAY(DATE(2003; LEFT([.A30]; FIND(&quot;-&quot;; [.A30])-1); RIGHT([.A30]; LEN([.A30])-FIND(&quot;-&quot;; [.A30]))+7)); &quot;00&quot;)" office:value-type="string" office:string-value="07-25" calcext:value-type="string">
            <text:p>07-25</text:p>
          </table:table-cell>
          <table:table-cell table:formula="of:=TEXT(MONTH(DATE(2004; LEFT([.B30]; FIND(&quot;-&quot;; [.B30])-1); RIGHT([.B30]; LEN([.B30])-FIND(&quot;-&quot;; [.B30]))+7)); &quot;00&quot;) &amp; &quot;-&quot; &amp; TEXT(DAY(DATE(2004; LEFT([.B30]; FIND(&quot;-&quot;; [.B30])-1); RIGHT([.B30]; LEN([.B30])-FIND(&quot;-&quot;; [.B30]))+7)); &quot;00&quot;)" office:value-type="string" office:string-value="07-25" calcext:value-type="string">
            <text:p>07-25</text:p>
          </table:table-cell>
          <table:table-cell table:formula="of:=IF([.A31]=[.B31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1]; FIND(&quot;-&quot;; [.A31])-1); RIGHT([.A31]; LEN([.A31])-FIND(&quot;-&quot;; [.A31]))+7)); &quot;00&quot;) &amp; &quot;-&quot; &amp; TEXT(DAY(DATE(2003; LEFT([.A31]; FIND(&quot;-&quot;; [.A31])-1); RIGHT([.A31]; LEN([.A31])-FIND(&quot;-&quot;; [.A31]))+7)); &quot;00&quot;)" office:value-type="string" office:string-value="08-01" calcext:value-type="string">
            <text:p>08-01</text:p>
          </table:table-cell>
          <table:table-cell table:formula="of:=TEXT(MONTH(DATE(2004; LEFT([.B31]; FIND(&quot;-&quot;; [.B31])-1); RIGHT([.B31]; LEN([.B31])-FIND(&quot;-&quot;; [.B31]))+7)); &quot;00&quot;) &amp; &quot;-&quot; &amp; TEXT(DAY(DATE(2004; LEFT([.B31]; FIND(&quot;-&quot;; [.B31])-1); RIGHT([.B31]; LEN([.B31])-FIND(&quot;-&quot;; [.B31]))+7)); &quot;00&quot;)" office:value-type="string" office:string-value="08-01" calcext:value-type="string">
            <text:p>08-01</text:p>
          </table:table-cell>
          <table:table-cell table:formula="of:=IF([.A32]=[.B32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2]; FIND(&quot;-&quot;; [.A32])-1); RIGHT([.A32]; LEN([.A32])-FIND(&quot;-&quot;; [.A32]))+7)); &quot;00&quot;) &amp; &quot;-&quot; &amp; TEXT(DAY(DATE(2003; LEFT([.A32]; FIND(&quot;-&quot;; [.A32])-1); RIGHT([.A32]; LEN([.A32])-FIND(&quot;-&quot;; [.A32]))+7)); &quot;00&quot;)" office:value-type="string" office:string-value="08-08" calcext:value-type="string">
            <text:p>08-08</text:p>
          </table:table-cell>
          <table:table-cell table:formula="of:=TEXT(MONTH(DATE(2004; LEFT([.B32]; FIND(&quot;-&quot;; [.B32])-1); RIGHT([.B32]; LEN([.B32])-FIND(&quot;-&quot;; [.B32]))+7)); &quot;00&quot;) &amp; &quot;-&quot; &amp; TEXT(DAY(DATE(2004; LEFT([.B32]; FIND(&quot;-&quot;; [.B32])-1); RIGHT([.B32]; LEN([.B32])-FIND(&quot;-&quot;; [.B32]))+7)); &quot;00&quot;)" office:value-type="string" office:string-value="08-08" calcext:value-type="string">
            <text:p>08-08</text:p>
          </table:table-cell>
          <table:table-cell table:formula="of:=IF([.A33]=[.B33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3]; FIND(&quot;-&quot;; [.A33])-1); RIGHT([.A33]; LEN([.A33])-FIND(&quot;-&quot;; [.A33]))+7)); &quot;00&quot;) &amp; &quot;-&quot; &amp; TEXT(DAY(DATE(2003; LEFT([.A33]; FIND(&quot;-&quot;; [.A33])-1); RIGHT([.A33]; LEN([.A33])-FIND(&quot;-&quot;; [.A33]))+7)); &quot;00&quot;)" office:value-type="string" office:string-value="08-15" calcext:value-type="string">
            <text:p>08-15</text:p>
          </table:table-cell>
          <table:table-cell table:formula="of:=TEXT(MONTH(DATE(2004; LEFT([.B33]; FIND(&quot;-&quot;; [.B33])-1); RIGHT([.B33]; LEN([.B33])-FIND(&quot;-&quot;; [.B33]))+7)); &quot;00&quot;) &amp; &quot;-&quot; &amp; TEXT(DAY(DATE(2004; LEFT([.B33]; FIND(&quot;-&quot;; [.B33])-1); RIGHT([.B33]; LEN([.B33])-FIND(&quot;-&quot;; [.B33]))+7)); &quot;00&quot;)" office:value-type="string" office:string-value="08-15" calcext:value-type="string">
            <text:p>08-15</text:p>
          </table:table-cell>
          <table:table-cell table:formula="of:=IF([.A34]=[.B34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4]; FIND(&quot;-&quot;; [.A34])-1); RIGHT([.A34]; LEN([.A34])-FIND(&quot;-&quot;; [.A34]))+7)); &quot;00&quot;) &amp; &quot;-&quot; &amp; TEXT(DAY(DATE(2003; LEFT([.A34]; FIND(&quot;-&quot;; [.A34])-1); RIGHT([.A34]; LEN([.A34])-FIND(&quot;-&quot;; [.A34]))+7)); &quot;00&quot;)" office:value-type="string" office:string-value="08-22" calcext:value-type="string">
            <text:p>08-22</text:p>
          </table:table-cell>
          <table:table-cell table:formula="of:=TEXT(MONTH(DATE(2004; LEFT([.B34]; FIND(&quot;-&quot;; [.B34])-1); RIGHT([.B34]; LEN([.B34])-FIND(&quot;-&quot;; [.B34]))+7)); &quot;00&quot;) &amp; &quot;-&quot; &amp; TEXT(DAY(DATE(2004; LEFT([.B34]; FIND(&quot;-&quot;; [.B34])-1); RIGHT([.B34]; LEN([.B34])-FIND(&quot;-&quot;; [.B34]))+7)); &quot;00&quot;)" office:value-type="string" office:string-value="08-22" calcext:value-type="string">
            <text:p>08-22</text:p>
          </table:table-cell>
          <table:table-cell table:formula="of:=IF([.A35]=[.B35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5]; FIND(&quot;-&quot;; [.A35])-1); RIGHT([.A35]; LEN([.A35])-FIND(&quot;-&quot;; [.A35]))+7)); &quot;00&quot;) &amp; &quot;-&quot; &amp; TEXT(DAY(DATE(2003; LEFT([.A35]; FIND(&quot;-&quot;; [.A35])-1); RIGHT([.A35]; LEN([.A35])-FIND(&quot;-&quot;; [.A35]))+7)); &quot;00&quot;)" office:value-type="string" office:string-value="08-29" calcext:value-type="string">
            <text:p>08-29</text:p>
          </table:table-cell>
          <table:table-cell table:formula="of:=TEXT(MONTH(DATE(2004; LEFT([.B35]; FIND(&quot;-&quot;; [.B35])-1); RIGHT([.B35]; LEN([.B35])-FIND(&quot;-&quot;; [.B35]))+7)); &quot;00&quot;) &amp; &quot;-&quot; &amp; TEXT(DAY(DATE(2004; LEFT([.B35]; FIND(&quot;-&quot;; [.B35])-1); RIGHT([.B35]; LEN([.B35])-FIND(&quot;-&quot;; [.B35]))+7)); &quot;00&quot;)" office:value-type="string" office:string-value="08-29" calcext:value-type="string">
            <text:p>08-29</text:p>
          </table:table-cell>
          <table:table-cell table:formula="of:=IF([.A36]=[.B36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6]; FIND(&quot;-&quot;; [.A36])-1); RIGHT([.A36]; LEN([.A36])-FIND(&quot;-&quot;; [.A36]))+7)); &quot;00&quot;) &amp; &quot;-&quot; &amp; TEXT(DAY(DATE(2003; LEFT([.A36]; FIND(&quot;-&quot;; [.A36])-1); RIGHT([.A36]; LEN([.A36])-FIND(&quot;-&quot;; [.A36]))+7)); &quot;00&quot;)" office:value-type="string" office:string-value="09-05" calcext:value-type="string">
            <text:p>09-05</text:p>
          </table:table-cell>
          <table:table-cell table:formula="of:=TEXT(MONTH(DATE(2004; LEFT([.B36]; FIND(&quot;-&quot;; [.B36])-1); RIGHT([.B36]; LEN([.B36])-FIND(&quot;-&quot;; [.B36]))+7)); &quot;00&quot;) &amp; &quot;-&quot; &amp; TEXT(DAY(DATE(2004; LEFT([.B36]; FIND(&quot;-&quot;; [.B36])-1); RIGHT([.B36]; LEN([.B36])-FIND(&quot;-&quot;; [.B36]))+7)); &quot;00&quot;)" office:value-type="string" office:string-value="09-05" calcext:value-type="string">
            <text:p>09-05</text:p>
          </table:table-cell>
          <table:table-cell table:formula="of:=IF([.A37]=[.B37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7]; FIND(&quot;-&quot;; [.A37])-1); RIGHT([.A37]; LEN([.A37])-FIND(&quot;-&quot;; [.A37]))+7)); &quot;00&quot;) &amp; &quot;-&quot; &amp; TEXT(DAY(DATE(2003; LEFT([.A37]; FIND(&quot;-&quot;; [.A37])-1); RIGHT([.A37]; LEN([.A37])-FIND(&quot;-&quot;; [.A37]))+7)); &quot;00&quot;)" office:value-type="string" office:string-value="09-12" calcext:value-type="string">
            <text:p>09-12</text:p>
          </table:table-cell>
          <table:table-cell table:formula="of:=TEXT(MONTH(DATE(2004; LEFT([.B37]; FIND(&quot;-&quot;; [.B37])-1); RIGHT([.B37]; LEN([.B37])-FIND(&quot;-&quot;; [.B37]))+7)); &quot;00&quot;) &amp; &quot;-&quot; &amp; TEXT(DAY(DATE(2004; LEFT([.B37]; FIND(&quot;-&quot;; [.B37])-1); RIGHT([.B37]; LEN([.B37])-FIND(&quot;-&quot;; [.B37]))+7)); &quot;00&quot;)" office:value-type="string" office:string-value="09-12" calcext:value-type="string">
            <text:p>09-12</text:p>
          </table:table-cell>
          <table:table-cell table:formula="of:=IF([.A38]=[.B38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8]; FIND(&quot;-&quot;; [.A38])-1); RIGHT([.A38]; LEN([.A38])-FIND(&quot;-&quot;; [.A38]))+7)); &quot;00&quot;) &amp; &quot;-&quot; &amp; TEXT(DAY(DATE(2003; LEFT([.A38]; FIND(&quot;-&quot;; [.A38])-1); RIGHT([.A38]; LEN([.A38])-FIND(&quot;-&quot;; [.A38]))+7)); &quot;00&quot;)" office:value-type="string" office:string-value="09-19" calcext:value-type="string">
            <text:p>09-19</text:p>
          </table:table-cell>
          <table:table-cell table:formula="of:=TEXT(MONTH(DATE(2004; LEFT([.B38]; FIND(&quot;-&quot;; [.B38])-1); RIGHT([.B38]; LEN([.B38])-FIND(&quot;-&quot;; [.B38]))+7)); &quot;00&quot;) &amp; &quot;-&quot; &amp; TEXT(DAY(DATE(2004; LEFT([.B38]; FIND(&quot;-&quot;; [.B38])-1); RIGHT([.B38]; LEN([.B38])-FIND(&quot;-&quot;; [.B38]))+7)); &quot;00&quot;)" office:value-type="string" office:string-value="09-19" calcext:value-type="string">
            <text:p>09-19</text:p>
          </table:table-cell>
          <table:table-cell table:formula="of:=IF([.A39]=[.B39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39]; FIND(&quot;-&quot;; [.A39])-1); RIGHT([.A39]; LEN([.A39])-FIND(&quot;-&quot;; [.A39]))+7)); &quot;00&quot;) &amp; &quot;-&quot; &amp; TEXT(DAY(DATE(2003; LEFT([.A39]; FIND(&quot;-&quot;; [.A39])-1); RIGHT([.A39]; LEN([.A39])-FIND(&quot;-&quot;; [.A39]))+7)); &quot;00&quot;)" office:value-type="string" office:string-value="09-26" calcext:value-type="string">
            <text:p>09-26</text:p>
          </table:table-cell>
          <table:table-cell table:formula="of:=TEXT(MONTH(DATE(2004; LEFT([.B39]; FIND(&quot;-&quot;; [.B39])-1); RIGHT([.B39]; LEN([.B39])-FIND(&quot;-&quot;; [.B39]))+7)); &quot;00&quot;) &amp; &quot;-&quot; &amp; TEXT(DAY(DATE(2004; LEFT([.B39]; FIND(&quot;-&quot;; [.B39])-1); RIGHT([.B39]; LEN([.B39])-FIND(&quot;-&quot;; [.B39]))+7)); &quot;00&quot;)" office:value-type="string" office:string-value="09-26" calcext:value-type="string">
            <text:p>09-26</text:p>
          </table:table-cell>
          <table:table-cell table:formula="of:=IF([.A40]=[.B40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0]; FIND(&quot;-&quot;; [.A40])-1); RIGHT([.A40]; LEN([.A40])-FIND(&quot;-&quot;; [.A40]))+7)); &quot;00&quot;) &amp; &quot;-&quot; &amp; TEXT(DAY(DATE(2003; LEFT([.A40]; FIND(&quot;-&quot;; [.A40])-1); RIGHT([.A40]; LEN([.A40])-FIND(&quot;-&quot;; [.A40]))+7)); &quot;00&quot;)" office:value-type="string" office:string-value="10-03" calcext:value-type="string">
            <text:p>10-03</text:p>
          </table:table-cell>
          <table:table-cell table:formula="of:=TEXT(MONTH(DATE(2004; LEFT([.B40]; FIND(&quot;-&quot;; [.B40])-1); RIGHT([.B40]; LEN([.B40])-FIND(&quot;-&quot;; [.B40]))+7)); &quot;00&quot;) &amp; &quot;-&quot; &amp; TEXT(DAY(DATE(2004; LEFT([.B40]; FIND(&quot;-&quot;; [.B40])-1); RIGHT([.B40]; LEN([.B40])-FIND(&quot;-&quot;; [.B40]))+7)); &quot;00&quot;)" office:value-type="string" office:string-value="10-03" calcext:value-type="string">
            <text:p>10-03</text:p>
          </table:table-cell>
          <table:table-cell table:formula="of:=IF([.A41]=[.B41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1]; FIND(&quot;-&quot;; [.A41])-1); RIGHT([.A41]; LEN([.A41])-FIND(&quot;-&quot;; [.A41]))+7)); &quot;00&quot;) &amp; &quot;-&quot; &amp; TEXT(DAY(DATE(2003; LEFT([.A41]; FIND(&quot;-&quot;; [.A41])-1); RIGHT([.A41]; LEN([.A41])-FIND(&quot;-&quot;; [.A41]))+7)); &quot;00&quot;)" office:value-type="string" office:string-value="10-10" calcext:value-type="string">
            <text:p>10-10</text:p>
          </table:table-cell>
          <table:table-cell table:formula="of:=TEXT(MONTH(DATE(2004; LEFT([.B41]; FIND(&quot;-&quot;; [.B41])-1); RIGHT([.B41]; LEN([.B41])-FIND(&quot;-&quot;; [.B41]))+7)); &quot;00&quot;) &amp; &quot;-&quot; &amp; TEXT(DAY(DATE(2004; LEFT([.B41]; FIND(&quot;-&quot;; [.B41])-1); RIGHT([.B41]; LEN([.B41])-FIND(&quot;-&quot;; [.B41]))+7)); &quot;00&quot;)" office:value-type="string" office:string-value="10-10" calcext:value-type="string">
            <text:p>10-10</text:p>
          </table:table-cell>
          <table:table-cell table:formula="of:=IF([.A42]=[.B42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2]; FIND(&quot;-&quot;; [.A42])-1); RIGHT([.A42]; LEN([.A42])-FIND(&quot;-&quot;; [.A42]))+7)); &quot;00&quot;) &amp; &quot;-&quot; &amp; TEXT(DAY(DATE(2003; LEFT([.A42]; FIND(&quot;-&quot;; [.A42])-1); RIGHT([.A42]; LEN([.A42])-FIND(&quot;-&quot;; [.A42]))+7)); &quot;00&quot;)" office:value-type="string" office:string-value="10-17" calcext:value-type="string">
            <text:p>10-17</text:p>
          </table:table-cell>
          <table:table-cell table:formula="of:=TEXT(MONTH(DATE(2004; LEFT([.B42]; FIND(&quot;-&quot;; [.B42])-1); RIGHT([.B42]; LEN([.B42])-FIND(&quot;-&quot;; [.B42]))+7)); &quot;00&quot;) &amp; &quot;-&quot; &amp; TEXT(DAY(DATE(2004; LEFT([.B42]; FIND(&quot;-&quot;; [.B42])-1); RIGHT([.B42]; LEN([.B42])-FIND(&quot;-&quot;; [.B42]))+7)); &quot;00&quot;)" office:value-type="string" office:string-value="10-17" calcext:value-type="string">
            <text:p>10-17</text:p>
          </table:table-cell>
          <table:table-cell table:formula="of:=IF([.A43]=[.B43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3]; FIND(&quot;-&quot;; [.A43])-1); RIGHT([.A43]; LEN([.A43])-FIND(&quot;-&quot;; [.A43]))+7)); &quot;00&quot;) &amp; &quot;-&quot; &amp; TEXT(DAY(DATE(2003; LEFT([.A43]; FIND(&quot;-&quot;; [.A43])-1); RIGHT([.A43]; LEN([.A43])-FIND(&quot;-&quot;; [.A43]))+7)); &quot;00&quot;)" office:value-type="string" office:string-value="10-24" calcext:value-type="string">
            <text:p>10-24</text:p>
          </table:table-cell>
          <table:table-cell table:formula="of:=TEXT(MONTH(DATE(2004; LEFT([.B43]; FIND(&quot;-&quot;; [.B43])-1); RIGHT([.B43]; LEN([.B43])-FIND(&quot;-&quot;; [.B43]))+7)); &quot;00&quot;) &amp; &quot;-&quot; &amp; TEXT(DAY(DATE(2004; LEFT([.B43]; FIND(&quot;-&quot;; [.B43])-1); RIGHT([.B43]; LEN([.B43])-FIND(&quot;-&quot;; [.B43]))+7)); &quot;00&quot;)" office:value-type="string" office:string-value="10-24" calcext:value-type="string">
            <text:p>10-24</text:p>
          </table:table-cell>
          <table:table-cell table:formula="of:=IF([.A44]=[.B44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4]; FIND(&quot;-&quot;; [.A44])-1); RIGHT([.A44]; LEN([.A44])-FIND(&quot;-&quot;; [.A44]))+7)); &quot;00&quot;) &amp; &quot;-&quot; &amp; TEXT(DAY(DATE(2003; LEFT([.A44]; FIND(&quot;-&quot;; [.A44])-1); RIGHT([.A44]; LEN([.A44])-FIND(&quot;-&quot;; [.A44]))+7)); &quot;00&quot;)" office:value-type="string" office:string-value="10-31" calcext:value-type="string">
            <text:p>10-31</text:p>
          </table:table-cell>
          <table:table-cell table:formula="of:=TEXT(MONTH(DATE(2004; LEFT([.B44]; FIND(&quot;-&quot;; [.B44])-1); RIGHT([.B44]; LEN([.B44])-FIND(&quot;-&quot;; [.B44]))+7)); &quot;00&quot;) &amp; &quot;-&quot; &amp; TEXT(DAY(DATE(2004; LEFT([.B44]; FIND(&quot;-&quot;; [.B44])-1); RIGHT([.B44]; LEN([.B44])-FIND(&quot;-&quot;; [.B44]))+7)); &quot;00&quot;)" office:value-type="string" office:string-value="10-31" calcext:value-type="string">
            <text:p>10-31</text:p>
          </table:table-cell>
          <table:table-cell table:formula="of:=IF([.A45]=[.B45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5]; FIND(&quot;-&quot;; [.A45])-1); RIGHT([.A45]; LEN([.A45])-FIND(&quot;-&quot;; [.A45]))+7)); &quot;00&quot;) &amp; &quot;-&quot; &amp; TEXT(DAY(DATE(2003; LEFT([.A45]; FIND(&quot;-&quot;; [.A45])-1); RIGHT([.A45]; LEN([.A45])-FIND(&quot;-&quot;; [.A45]))+7)); &quot;00&quot;)" office:value-type="string" office:string-value="11-07" calcext:value-type="string">
            <text:p>11-07</text:p>
          </table:table-cell>
          <table:table-cell table:formula="of:=TEXT(MONTH(DATE(2004; LEFT([.B45]; FIND(&quot;-&quot;; [.B45])-1); RIGHT([.B45]; LEN([.B45])-FIND(&quot;-&quot;; [.B45]))+7)); &quot;00&quot;) &amp; &quot;-&quot; &amp; TEXT(DAY(DATE(2004; LEFT([.B45]; FIND(&quot;-&quot;; [.B45])-1); RIGHT([.B45]; LEN([.B45])-FIND(&quot;-&quot;; [.B45]))+7)); &quot;00&quot;)" office:value-type="string" office:string-value="11-07" calcext:value-type="string">
            <text:p>11-07</text:p>
          </table:table-cell>
          <table:table-cell table:formula="of:=IF([.A46]=[.B46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6]; FIND(&quot;-&quot;; [.A46])-1); RIGHT([.A46]; LEN([.A46])-FIND(&quot;-&quot;; [.A46]))+7)); &quot;00&quot;) &amp; &quot;-&quot; &amp; TEXT(DAY(DATE(2003; LEFT([.A46]; FIND(&quot;-&quot;; [.A46])-1); RIGHT([.A46]; LEN([.A46])-FIND(&quot;-&quot;; [.A46]))+7)); &quot;00&quot;)" office:value-type="string" office:string-value="11-14" calcext:value-type="string">
            <text:p>11-14</text:p>
          </table:table-cell>
          <table:table-cell table:formula="of:=TEXT(MONTH(DATE(2004; LEFT([.B46]; FIND(&quot;-&quot;; [.B46])-1); RIGHT([.B46]; LEN([.B46])-FIND(&quot;-&quot;; [.B46]))+7)); &quot;00&quot;) &amp; &quot;-&quot; &amp; TEXT(DAY(DATE(2004; LEFT([.B46]; FIND(&quot;-&quot;; [.B46])-1); RIGHT([.B46]; LEN([.B46])-FIND(&quot;-&quot;; [.B46]))+7)); &quot;00&quot;)" office:value-type="string" office:string-value="11-14" calcext:value-type="string">
            <text:p>11-14</text:p>
          </table:table-cell>
          <table:table-cell table:formula="of:=IF([.A47]=[.B47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7]; FIND(&quot;-&quot;; [.A47])-1); RIGHT([.A47]; LEN([.A47])-FIND(&quot;-&quot;; [.A47]))+7)); &quot;00&quot;) &amp; &quot;-&quot; &amp; TEXT(DAY(DATE(2003; LEFT([.A47]; FIND(&quot;-&quot;; [.A47])-1); RIGHT([.A47]; LEN([.A47])-FIND(&quot;-&quot;; [.A47]))+7)); &quot;00&quot;)" office:value-type="string" office:string-value="11-21" calcext:value-type="string">
            <text:p>11-21</text:p>
          </table:table-cell>
          <table:table-cell table:formula="of:=TEXT(MONTH(DATE(2004; LEFT([.B47]; FIND(&quot;-&quot;; [.B47])-1); RIGHT([.B47]; LEN([.B47])-FIND(&quot;-&quot;; [.B47]))+7)); &quot;00&quot;) &amp; &quot;-&quot; &amp; TEXT(DAY(DATE(2004; LEFT([.B47]; FIND(&quot;-&quot;; [.B47])-1); RIGHT([.B47]; LEN([.B47])-FIND(&quot;-&quot;; [.B47]))+7)); &quot;00&quot;)" office:value-type="string" office:string-value="11-21" calcext:value-type="string">
            <text:p>11-21</text:p>
          </table:table-cell>
          <table:table-cell table:formula="of:=IF([.A48]=[.B48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8]; FIND(&quot;-&quot;; [.A48])-1); RIGHT([.A48]; LEN([.A48])-FIND(&quot;-&quot;; [.A48]))+7)); &quot;00&quot;) &amp; &quot;-&quot; &amp; TEXT(DAY(DATE(2003; LEFT([.A48]; FIND(&quot;-&quot;; [.A48])-1); RIGHT([.A48]; LEN([.A48])-FIND(&quot;-&quot;; [.A48]))+7)); &quot;00&quot;)" office:value-type="string" office:string-value="11-28" calcext:value-type="string">
            <text:p>11-28</text:p>
          </table:table-cell>
          <table:table-cell table:formula="of:=TEXT(MONTH(DATE(2004; LEFT([.B48]; FIND(&quot;-&quot;; [.B48])-1); RIGHT([.B48]; LEN([.B48])-FIND(&quot;-&quot;; [.B48]))+7)); &quot;00&quot;) &amp; &quot;-&quot; &amp; TEXT(DAY(DATE(2004; LEFT([.B48]; FIND(&quot;-&quot;; [.B48])-1); RIGHT([.B48]; LEN([.B48])-FIND(&quot;-&quot;; [.B48]))+7)); &quot;00&quot;)" office:value-type="string" office:string-value="11-28" calcext:value-type="string">
            <text:p>11-28</text:p>
          </table:table-cell>
          <table:table-cell table:formula="of:=IF([.A49]=[.B49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49]; FIND(&quot;-&quot;; [.A49])-1); RIGHT([.A49]; LEN([.A49])-FIND(&quot;-&quot;; [.A49]))+7)); &quot;00&quot;) &amp; &quot;-&quot; &amp; TEXT(DAY(DATE(2003; LEFT([.A49]; FIND(&quot;-&quot;; [.A49])-1); RIGHT([.A49]; LEN([.A49])-FIND(&quot;-&quot;; [.A49]))+7)); &quot;00&quot;)" office:value-type="string" office:string-value="12-05" calcext:value-type="string">
            <text:p>12-05</text:p>
          </table:table-cell>
          <table:table-cell table:formula="of:=TEXT(MONTH(DATE(2004; LEFT([.B49]; FIND(&quot;-&quot;; [.B49])-1); RIGHT([.B49]; LEN([.B49])-FIND(&quot;-&quot;; [.B49]))+7)); &quot;00&quot;) &amp; &quot;-&quot; &amp; TEXT(DAY(DATE(2004; LEFT([.B49]; FIND(&quot;-&quot;; [.B49])-1); RIGHT([.B49]; LEN([.B49])-FIND(&quot;-&quot;; [.B49]))+7)); &quot;00&quot;)" office:value-type="string" office:string-value="12-05" calcext:value-type="string">
            <text:p>12-05</text:p>
          </table:table-cell>
          <table:table-cell table:formula="of:=IF([.A50]=[.B50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50]; FIND(&quot;-&quot;; [.A50])-1); RIGHT([.A50]; LEN([.A50])-FIND(&quot;-&quot;; [.A50]))+7)); &quot;00&quot;) &amp; &quot;-&quot; &amp; TEXT(DAY(DATE(2003; LEFT([.A50]; FIND(&quot;-&quot;; [.A50])-1); RIGHT([.A50]; LEN([.A50])-FIND(&quot;-&quot;; [.A50]))+7)); &quot;00&quot;)" office:value-type="string" office:string-value="12-12" calcext:value-type="string">
            <text:p>12-12</text:p>
          </table:table-cell>
          <table:table-cell table:formula="of:=TEXT(MONTH(DATE(2004; LEFT([.B50]; FIND(&quot;-&quot;; [.B50])-1); RIGHT([.B50]; LEN([.B50])-FIND(&quot;-&quot;; [.B50]))+7)); &quot;00&quot;) &amp; &quot;-&quot; &amp; TEXT(DAY(DATE(2004; LEFT([.B50]; FIND(&quot;-&quot;; [.B50])-1); RIGHT([.B50]; LEN([.B50])-FIND(&quot;-&quot;; [.B50]))+7)); &quot;00&quot;)" office:value-type="string" office:string-value="12-12" calcext:value-type="string">
            <text:p>12-12</text:p>
          </table:table-cell>
          <table:table-cell table:formula="of:=IF([.A51]=[.B51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51]; FIND(&quot;-&quot;; [.A51])-1); RIGHT([.A51]; LEN([.A51])-FIND(&quot;-&quot;; [.A51]))+7)); &quot;00&quot;) &amp; &quot;-&quot; &amp; TEXT(DAY(DATE(2003; LEFT([.A51]; FIND(&quot;-&quot;; [.A51])-1); RIGHT([.A51]; LEN([.A51])-FIND(&quot;-&quot;; [.A51]))+7)); &quot;00&quot;)" office:value-type="string" office:string-value="12-19" calcext:value-type="string">
            <text:p>12-19</text:p>
          </table:table-cell>
          <table:table-cell table:formula="of:=TEXT(MONTH(DATE(2004; LEFT([.B51]; FIND(&quot;-&quot;; [.B51])-1); RIGHT([.B51]; LEN([.B51])-FIND(&quot;-&quot;; [.B51]))+7)); &quot;00&quot;) &amp; &quot;-&quot; &amp; TEXT(DAY(DATE(2004; LEFT([.B51]; FIND(&quot;-&quot;; [.B51])-1); RIGHT([.B51]; LEN([.B51])-FIND(&quot;-&quot;; [.B51]))+7)); &quot;00&quot;)" office:value-type="string" office:string-value="12-19" calcext:value-type="string">
            <text:p>12-19</text:p>
          </table:table-cell>
          <table:table-cell table:formula="of:=IF([.A52]=[.B52];&quot;=&quot;;&quot;*&quot;)" office:value-type="string" office:string-value="=" calcext:value-type="string">
            <text:p>=</text:p>
          </table:table-cell>
        </table:table-row>
        <table:table-row table:style-name="ro1">
          <table:table-cell table:formula="of:=TEXT(MONTH(DATE(2003; LEFT([.A52]; FIND(&quot;-&quot;; [.A52])-1); RIGHT([.A52]; LEN([.A52])-FIND(&quot;-&quot;; [.A52]))+7)); &quot;00&quot;) &amp; &quot;-&quot; &amp; TEXT(DAY(DATE(2003; LEFT([.A52]; FIND(&quot;-&quot;; [.A52])-1); RIGHT([.A52]; LEN([.A52])-FIND(&quot;-&quot;; [.A52]))+7)); &quot;00&quot;)" office:value-type="string" office:string-value="12-26" calcext:value-type="string">
            <text:p>12-26</text:p>
          </table:table-cell>
          <table:table-cell table:formula="of:=TEXT(MONTH(DATE(2004; LEFT([.B52]; FIND(&quot;-&quot;; [.B52])-1); RIGHT([.B52]; LEN([.B52])-FIND(&quot;-&quot;; [.B52]))+7)); &quot;00&quot;) &amp; &quot;-&quot; &amp; TEXT(DAY(DATE(2004; LEFT([.B52]; FIND(&quot;-&quot;; [.B52])-1); RIGHT([.B52]; LEN([.B52])-FIND(&quot;-&quot;; [.B52]))+7)); &quot;00&quot;)" office:value-type="string" office:string-value="12-26" calcext:value-type="string">
            <text:p>12-26</text:p>
          </table:table-cell>
          <table:table-cell table:formula="of:=IF([.A53]=[.B53];&quot;=&quot;;&quot;*&quot;)" office:value-type="string" office:string-value="=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6:49:40.473625665</meta:creation-date>
    <dc:date>2018-09-25T16:57:37.044331893</dc:date>
    <meta:editing-duration>PT7M55S</meta:editing-duration>
    <meta:editing-cycles>6</meta:editing-cycles>
    <meta:generator>LibreOffice/5.1.6.2$Linux_X86_64 LibreOffice_project/10m0$Build-2</meta:generator>
    <meta:document-statistic meta:table-count="1" meta:cell-count="159" meta:object-count="0"/>
  </office:meta>
</office:document-meta>
</file>